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278in"/>
    </style:style>
    <style:style style:name="co4" style:family="table-column">
      <style:table-column-properties fo:break-before="auto" style:column-width="3.048in"/>
    </style:style>
    <style:style style:name="co5" style:family="table-column">
      <style:table-column-properties fo:break-before="auto" style:column-width="0.7319in"/>
    </style:style>
    <style:style style:name="co6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5.189in"/>
    </style:style>
    <style:style style:name="co13" style:family="table-column">
      <style:table-column-properties fo:break-before="auto" style:column-width="2.152in"/>
    </style:style>
    <style:style style:name="co9" style:family="table-column">
      <style:table-column-properties fo:break-before="auto" style:column-width="1.3102in"/>
    </style:style>
    <style:style style:name="co14" style:family="table-column">
      <style:table-column-properties fo:break-before="auto" style:column-width="2.5453in"/>
    </style:style>
    <style:style style:name="co11" style:family="table-column">
      <style:table-column-properties fo:break-before="auto" style:column-width="2.1626in"/>
    </style:style>
    <style:style style:name="co3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5.4839in"/>
    </style:style>
    <style:style style:name="co17" style:family="table-column">
      <style:table-column-properties fo:break-before="auto" style:column-width="2.7638in"/>
    </style:style>
    <style:style style:name="co18" style:family="table-column">
      <style:table-column-properties fo:break-before="auto" style:column-width="1.5945in"/>
    </style:style>
    <style:style style:name="co19" style:family="table-column">
      <style:table-column-properties fo:break-before="auto" style:column-width="2.55in"/>
    </style:style>
    <style:style style:name="ro2" style:family="table-row">
      <style:table-row-properties style:row-height="0.4764in" fo:break-before="auto" style:use-optimal-row-height="false"/>
    </style:style>
    <style:style style:name="ro3" style:family="table-row">
      <style:table-row-properties style:row-height="1.15in" fo:break-before="auto" style:use-optimal-row-height="false"/>
    </style:style>
    <style:style style:name="ro4" style:family="table-row">
      <style:table-row-properties style:row-height="0.922in" fo:break-before="auto" style:use-optimal-row-height="false"/>
    </style:style>
    <style:style style:name="ro5" style:family="table-row">
      <style:table-row-properties style:row-height="0.8701in" fo:break-before="auto" style:use-optimal-row-height="false"/>
    </style:style>
    <style:style style:name="ro6" style:family="table-row">
      <style:table-row-properties style:row-height="0.8598in" fo:break-before="auto" style:use-optimal-row-height="false"/>
    </style:style>
    <style:style style:name="ro7" style:family="table-row">
      <style:table-row-properties style:row-height="1.0256in" fo:break-before="auto" style:use-optimal-row-height="false"/>
    </style:style>
    <style:style style:name="ro23" style:family="table-row">
      <style:table-row-properties style:row-height="1.4299in" fo:break-before="auto" style:use-optimal-row-height="false"/>
    </style:style>
    <style:style style:name="ro10" style:family="table-row">
      <style:table-row-properties style:row-height="1.0047in" fo:break-before="auto" style:use-optimal-row-height="false"/>
    </style:style>
    <style:style style:name="ro24" style:family="table-row">
      <style:table-row-properties style:row-height="0.9945in" fo:break-before="auto" style:use-optimal-row-height="false"/>
    </style:style>
    <style:style style:name="ro14" style:family="table-row">
      <style:table-row-properties style:row-height="1.2535in" fo:break-before="auto" style:use-optimal-row-height="false"/>
    </style:style>
    <style:style style:name="ro25" style:family="table-row">
      <style:table-row-properties style:row-height="0.9736in" fo:break-before="auto" style:use-optimal-row-height="false"/>
    </style:style>
    <style:style style:name="ro26" style:family="table-row">
      <style:table-row-properties style:row-height="1.0571in" fo:break-before="auto" style:use-optimal-row-height="false"/>
    </style:style>
    <style:style style:name="ro27" style:family="table-row">
      <style:table-row-properties style:row-height="1.4717in" fo:break-before="auto" style:use-optimal-row-height="false"/>
    </style:style>
    <style:style style:name="ro18" style:family="table-row">
      <style:table-row-properties style:row-height="1.4193in" fo:break-before="auto" style:use-optimal-row-height="false"/>
    </style:style>
    <style:style style:name="ro28" style:family="table-row">
      <style:table-row-properties style:row-height="1.3161in" fo:break-before="auto" style:use-optimal-row-height="false"/>
    </style:style>
    <style:style style:name="ro22" style:family="table-row">
      <style:table-row-properties style:row-height="0.8807in" fo:break-before="auto" style:use-optimal-row-height="false"/>
    </style:style>
    <style:style style:name="ro11" style:family="table-row">
      <style:table-row-properties style:row-height="0.1783in" fo:break-before="auto" style:use-optimal-row-height="true"/>
    </style:style>
    <style:style style:name="ro29" style:family="table-row">
      <style:table-row-properties style:row-height="1.0362in" fo:break-before="auto" style:use-optimal-row-height="false"/>
    </style:style>
    <style:style style:name="ro30" style:family="table-row">
      <style:table-row-properties style:row-height="1.6583in" fo:break-before="auto" style:use-optimal-row-height="false"/>
    </style:style>
    <style:style style:name="ro31" style:family="table-row">
      <style:table-row-properties style:row-height="1.1709in" fo:break-before="auto" style:use-optimal-row-height="false"/>
    </style:style>
    <style:style style:name="ro32" style:family="table-row">
      <style:table-row-properties style:row-height="1.0465in" fo:break-before="auto" style:use-optimal-row-height="false"/>
    </style:style>
    <style:style style:name="ro33" style:family="table-row">
      <style:table-row-properties style:row-height="1.3366in" fo:break-before="auto" style:use-optimal-row-height="false"/>
    </style:style>
    <style:style style:name="ro34" style:family="table-row">
      <style:table-row-properties style:row-height="1.3681in" fo:break-before="auto" style:use-optimal-row-height="false"/>
    </style:style>
    <style:style style:name="ro35" style:family="table-row">
      <style:table-row-properties style:row-height="2.1972in" fo:break-before="auto" style:use-optimal-row-height="false"/>
    </style:style>
    <style:style style:name="ro36" style:family="table-row">
      <style:table-row-properties style:row-height="1.948in" fo:break-before="auto" style:use-optimal-row-height="false"/>
    </style:style>
    <style:style style:name="ro37" style:family="table-row">
      <style:table-row-properties style:row-height="1.9382in" fo:break-before="auto" style:use-optimal-row-height="false"/>
    </style:style>
    <style:style style:name="ro38" style:family="table-row">
      <style:table-row-properties style:row-height="1.9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ext-properties fo:color="#000000" style:font-name-complex="Arial1"/>
    </style:style>
    <style:style style:name="ce11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ext-properties fo:font-size="12pt" fo:language="en" fo:country="US" style:font-name-asian="Lucida Sans Unicode" style:font-size-asian="12pt" style:language-asian="en" style:country-asian="US" style:font-name-complex="Tahoma" style:font-size-complex="6.80000019073486pt" style:language-complex="en" style:country-complex="US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order="0.0008in solid #000000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="0.0008in solid #000000"/>
      <style:text-properties fo:color="#000000" style:font-name="Verdana"/>
    </style:style>
    <style:style style:name="ce26" style:family="table-cell" style:parent-style-name="Default">
      <style:table-cell-properties fo:background-color="#ffffff" fo:border="0.0008in solid #000000"/>
    </style:style>
    <style:style style:name="ce3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d9ead3" style:diagonal-bl-tr="none" style:diagonal-tl-br="none" style:text-align-source="fix" style:repeat-content="false" fo:wrap-option="wrap" fo:border="0.0008in solid #000000" style:direction="ltr" style:rotation-angle="0" style:rotation-align="none" style:shrink-to-fit="false" loext:vertical-justify="auto" style:vertical-align="bottom"/>
      <style:paragraph-properties fo:text-align="center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value-type" style:repeat-content="false" fo:border="0.0008in solid #000000"/>
      <style:paragraph-properties fo:margin-left="0in"/>
    </style:style>
    <style:style style:name="ce4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cc33"/>
    </style:style>
    <style:style style:name="ce6" style:family="table-cell" style:parent-style-name="Default">
      <style:table-cell-properties fo:background-color="#ff9900"/>
    </style:style>
    <style:style style:name="ce7" style:family="table-cell" style:parent-style-name="Default">
      <style:text-properties fo:color="#000000" style:font-name="Verdana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0102in solid #000000" style:direction="ltr" style:rotation-angle="0" style:rotation-align="none" style:shrink-to-fit="false" loext:vertical-justify="auto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ffff99"/>
    </style:style>
    <style:style style:name="ce39" style:family="table-cell" style:parent-style-name="Default">
      <style:table-cell-properties fo:background-color="#00ffff"/>
    </style:style>
    <style:style style:name="ce40" style:family="table-cell" style:parent-style-name="Default">
      <style:table-cell-properties fo:background-color="#00cc00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0.0102in solid #000000" style:direction="ltr" style:rotation-angle="0" style:rotation-align="none" style:shrink-to-fit="false" loext:vertical-justify="auto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order="0.0008in solid #000000"/>
      <style:paragraph-properties fo:text-align="start" fo:margin-left="0in"/>
    </style:style>
    <style:style style:name="ce43" style:family="table-cell" style:parent-style-name="Default">
      <style:table-cell-properties fo:background-color="#ffffff" fo:border="0.0008in solid #000000"/>
      <style:text-properties fo:color="#000000" style:font-name="Verdana"/>
    </style:style>
    <style:style style:name="ce44" style:family="table-cell" style:parent-style-name="Default">
      <style:table-cell-properties fo:background-color="#006600" fo:border="0.0008in solid #000000"/>
      <style:text-properties fo:color="#ffffff"/>
    </style:style>
    <style:style style:name="ce45" style:family="table-cell" style:parent-style-name="Default">
      <style:table-cell-properties fo:background-color="#ff0000" fo:border="0.0008in solid #000000"/>
    </style:style>
    <style:style style:name="ce46" style:family="table-cell" style:parent-style-name="Default">
      <style:table-cell-properties fo:background-color="#006600" fo:border="0.0008in solid #000000"/>
    </style:style>
    <style:style style:name="ce47" style:family="table-cell" style:parent-style-name="Default">
      <style:table-cell-properties fo:background-color="#006600" fo:border="0.0008in solid #000000"/>
      <style:text-properties style:use-window-font-color="true"/>
    </style:style>
    <style:style style:name="ce48" style:family="table-cell" style:parent-style-name="Default">
      <style:table-cell-properties fo:background-color="#ff0000" fo:border="0.0008in solid #000000"/>
      <style:text-properties fo:color="#000000" style:font-name="Verdana"/>
    </style:style>
    <style:style style:name="ce49" style:family="table-cell" style:parent-style-name="Default">
      <style:table-cell-properties fo:background-color="#ff66cc" fo:border="0.0008in solid #000000"/>
    </style:style>
    <style:style style:name="ce50" style:family="table-cell" style:parent-style-name="Default">
      <style:table-cell-properties fo:background-color="#cc0000" fo:border="0.0008in solid #000000"/>
    </style:style>
    <style:style style:name="T1" style:family="text">
      <style:text-properties fo:color="#000000" style:font-name="Verdan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en" fo:country="US" style:font-size-asian="10pt" style:font-size-complex="10pt"/>
    </style:style>
    <style:style style:name="T4" style:family="text">
      <style:text-properties fo:font-size="12pt" fo:language="en" fo:country="US" style:font-size-asian="12pt" style:font-size-complex="6.80000019073486pt"/>
    </style:style>
    <style:style style:name="T5" style:family="text">
      <style:text-properties fo:color="#cc6699" style:font-name="Verdana"/>
    </style:style>
    <style:style style:name="T6" style:family="text">
      <style:text-properties style:font-name="Arial" fo:font-size="10pt" fo:language="en" fo:country="US" style:font-name-asian="Lucida Sans Unicode" style:font-size-asian="10pt" style:language-asian="en" style:country-asian="US" style:font-name-complex="Tahoma" style:font-size-complex="10pt" style:language-complex="en" style:country-complex="US"/>
    </style:style>
    <style:style style:name="T8" style:family="text">
      <style:text-properties fo:color="#0000cc" style:font-name="Verdana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6" table:default-cell-style-name="ce7"/>
        <table:table-column table:style-name="co17" table:default-cell-style-name="ce17"/>
        <table:table-column table:style-name="co18" table:default-cell-style-name="ce15"/>
        <table:table-column table:style-name="co19" table:default-cell-style-name="ce20"/>
        <table:table-column table:style-name="co11" table:default-cell-style-name="ce44"/>
        <table:table-column table:style-name="co3" table:default-cell-style-name="ce20"/>
        <table:table-row table:style-name="ro2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1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33" office:value-type="string">
            <text:p>BUG ID</text:p>
          </table:table-cell>
        </table:table-row>
        <table:table-row table:style-name="ro3">
          <table:table-cell table:style-name="ce2" office:value-type="string">
            <text:p>Interfata logare</text:p>
          </table:table-cell>
          <table:table-cell table:style-name="ce8" office:value-type="string">
            <text:p>I_Logare cu username valid si parola valida</text:p>
          </table:table-cell>
          <table:table-cell office:value-type="string">
            <text:p>P1</text:p>
          </table:table-cell>
          <table:table-cell table:style-name="ce7"/>
          <table:table-cell table:style-name="ce15" office:value-type="string">
            <text:p><text:span text:style-name="T1">1.Se acceseaza site-ul <text:s/></text:span><text:s text:c="2"/><text:a xlink:href="https://www.saucedemo.com/">https://www.saucedemo.com</text:a></text:p>
            <text:p>2.Se introduce un user name corect = error_user</text:p>
            <text:p>3.Se introduce o parola corecta in casuta “Password” = secret_sauce</text:p>
            <text:p>4.Apasam butonul “Login”</text:p>
            <text:p>5.Se acceseaza site-ul www.saucedemo.com </text:p>
          </table:table-cell>
          <table:table-cell office:value-type="string">
            <text:p>User: error_userr <text:s/>Parola: secret_sauce</text:p>
          </table:table-cell>
          <table:table-cell office:value-type="string">
            <text:p>accesare site</text:p>
          </table:table-cell>
          <table:table-cell office:value-type="string">
            <text:p>logged in</text:p>
          </table:table-cell>
          <table:table-cell office:value-type="string">
            <text:p>Pass ok</text:p>
          </table:table-cell>
          <table:table-cell/>
        </table:table-row>
        <table:table-row table:style-name="ro29">
          <table:table-cell table:style-name="ce38" office:value-type="string">
            <text:p>Se foloseste ca user : “error_user” si parola “secret_sauce”</text:p>
          </table:table-cell>
          <table:table-cell table:style-name="ce8" office:value-type="string">
            <text:p>2_Logare cu username valid si <text:s/>parola in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 name corect = standard_user</text:p>
            <text:p>3.Se introduce o parola incorecta = sauce</text:p>
            <text:p>4.Apasam butonul “Login”</text:p>
            <text:p>5.Nu se acceseaza site-ul si apare o eroare pe ecran</text:p>
          </table:table-cell>
          <table:table-cell office:value-type="string">
            <text:p>User: error_user <text:s/>Parola: sauce</text:p>
          </table:table-cell>
          <table:table-cell office:value-type="string">
            <text:p>eroare de accesare – Epic sadface : Username and password do not match any user in this service</text:p>
          </table:table-cell>
          <table:table-cell office:value-type="string">
            <text:p>Epic sadface: Username and password do not match any user in this service</text:p>
          </table:table-cell>
          <table:table-cell office:value-type="string">
            <text:p>Pass ok </text:p>
          </table:table-cell>
          <table:table-cell/>
        </table:table-row>
        <table:table-row table:style-name="ro5">
          <table:table-cell table:style-name="ce38"/>
          <table:table-cell table:style-name="ce8" office:value-type="string">
            <text:p><text:span text:style-name="T2">3_Logar</text:span><text:span text:style-name="T3">e cu username lipsa si <text:s/>parola valid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User name lipseste din casuta “Username”</text:p>
            <text:p>3.Se introduce o parola corecta = secret_sauce</text:p>
            <text:p>4.Apasam butonul “Login”</text:p>
            <text:p>5.Nu se acceseaza site-ul si apare o eroare pe ecran</text:p>
          </table:table-cell>
          <table:table-cell office:value-type="string">
            <text:p>User : lipseste</text:p>
            <text:p>Parola :secret_sauce</text:p>
          </table:table-cell>
          <table:table-cell office:value-type="string">
            <text:p>eroare de accesare - Epic sadface: Username is required</text:p>
          </table:table-cell>
          <table:table-cell office:value-type="string">
            <text:p>Epic sadface: Username is required</text:p>
          </table:table-cell>
          <table:table-cell office:value-type="string">
            <text:p>Pass ok</text:p>
          </table:table-cell>
          <table:table-cell/>
        </table:table-row>
        <table:table-row table:style-name="ro6">
          <table:table-cell table:style-name="ce38"/>
          <table:table-cell table:style-name="ce8" office:value-type="string">
            <text:p>4 _<text:span text:style-name="T2">Logar</text:span><text:span text:style-name="T3">e cu user valid si <text:s/>parola lips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corect</text:p>
            <text:p>3.Parola este lipsa din casuta “Password”</text:p>
            <text:p>4.Apasam butonul “Login”</text:p>
            <text:p>5.Nu se acceseaza site-ul si apare o eroare pe ecran</text:p>
          </table:table-cell>
          <table:table-cell office:value-type="string">
            <text:p>User : error_user</text:p>
            <text:p>Parola : lipseste</text:p>
          </table:table-cell>
          <table:table-cell office:value-type="string">
            <text:p>eroare de accesare – Epic sadface: Password is required</text:p>
          </table:table-cell>
          <table:table-cell table:style-name="ce21" office:value-type="string">
            <text:p>Epic sadface: Password is required</text:p>
          </table:table-cell>
          <table:table-cell office:value-type="string">
            <text:p>Pass ok</text:p>
          </table:table-cell>
          <table:table-cell/>
        </table:table-row>
        <table:table-row table:style-name="ro7">
          <table:table-cell table:style-name="ce38"/>
          <table:table-cell office:value-type="string">
            <text:p>5 _Logare cu username invalid si parola 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invalid</text:p>
            <text:p>3.Parola este valida = secret_sauce</text:p>
            <text:p>4.Apasam butonul “Login”</text:p>
            <text:p>5.Nu se acceseaza site-ul si apare o eroare pe ecran</text:p>
          </table:table-cell>
          <table:table-cell office:value-type="string">
            <text:p>User : invalid </text:p>
            <text:p>Parola : secret_sauce</text:p>
          </table:table-cell>
          <table:table-cell office:value-type="string">
            <text:p>eroare de accesare <text:s/>- Epic sadface: Username and password do not match any user in this service</text:p>
          </table:table-cell>
          <table:table-cell table:style-name="ce22" office:value-type="string">
            <text:p>Epic sadface: Username and password do not match any user in this service</text:p>
          </table:table-cell>
          <table:table-cell office:value-type="string">
            <text:p>Pass ok</text:p>
          </table:table-cell>
          <table:table-cell/>
        </table:table-row>
        <table:table-row table:style-name="ro30">
          <table:table-cell table:style-name="ce3" office:value-type="string">
            <text:p>Pagina principala</text:p>
          </table:table-cell>
          <table:table-cell office:value-type="string">
            <text:p>6_Nu se adauga nici un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2.Se introduce user name = stadard_user</text:p>
            <text:p>3.Se introduce parola = secret_sauce si apasam pe “Login”</text:p>
            <text:p>4.Nu se selecteaza nici un produs</text:p>
            <text:p>5.NU se adauga in cos</text:p>
            <text:p>6.Apasam pe cosul de cumparaturi aflat in partea din dreapta sus. </text:p>
            <text:p>7.Cosul de cumparaturi este gol</text:p>
            <text:p/>
          </table:table-cell>
          <table:table-cell office:value-type="string">
            <text:p>1 “Username si parola bune ” <text:s text:c="6"/>“error_user &amp; secret_sauce”</text:p>
            <text:p>2 “Login”</text:p>
            <text:p>3 ”Nu selectam nici un produs”</text:p>
          </table:table-cell>
          <table:table-cell office:value-type="string">
            <text:p>cos gol – produs neadaugat</text:p>
          </table:table-cell>
          <table:table-cell table:style-name="ce22" office:value-type="string">
            <text:p>cos gol – produs neadaugat</text:p>
          </table:table-cell>
          <table:table-cell office:value-type="string">
            <text:p>Pass ok</text:p>
          </table:table-cell>
          <table:table-cell/>
        </table:table-row>
        <table:table-row table:style-name="ro31">
          <table:table-cell table:style-name="ce4"/>
          <table:table-cell table:style-name="ce10" office:value-type="string">
            <text:p>7_ <text:s/>Adaugarea unui produs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</text:span></text:p>
            <text:p>2.Se introduce user name = error_user</text:p>
            <text:p>3.Se introduce parola = secret_sauce si apasam pe “Login”</text:p>
            <text:p>4.Se adauga produsul in cos apasand butonul “Add to cart” <text:s/></text:p>
            <text:p>5.Produs adaugat in cos</text:p>
          </table:table-cell>
          <table:table-cell office:value-type="string">
            <text:p>1 “Username si parola bune ” <text:s text:c="6"/>“error_user &amp; secret_sauce”</text:p>
            <text:p>2 “Login”</text:p>
            <text:p>3 ”Add to cart” - produs adaugat in cos</text:p>
          </table:table-cell>
          <table:table-cell office:value-type="string">
            <text:p>se adauga un produs in cos</text:p>
          </table:table-cell>
          <table:table-cell table:style-name="ce23" office:value-type="string">
            <text:p><text:s/>un produs adaugat in cos</text:p>
          </table:table-cell>
          <table:table-cell office:value-type="string">
            <text:p>Pass ok</text:p>
          </table:table-cell>
          <table:table-cell/>
        </table:table-row>
        <table:table-row table:style-name="ro10">
          <table:table-cell table:style-name="ce4"/>
          <table:table-cell table:style-name="ce10" office:value-type="string">
            <text:p>8_ Adaugam 6 produse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https://www.saucedemo.com</text:span></text:p>
            <text:p><text:span text:style-name="T1">2.Se introduce user name = error_user</text:span></text:p>
            <text:p><text:span text:style-name="T1">3.Se introduce parola = secret_sauce si apasam pe “Login”</text:span></text:p>
            <text:p><text:span text:style-name="T1">4.Se apasa pentru toate produsele pe “Add to cart”</text:span></text:p>
            <text:p><text:span text:style-name="T1">5.Pe caruciorul din partea dreapta apare cifra 6 </text:span></text:p>
            <text:p/>
          </table:table-cell>
          <table:table-cell office:value-type="string">
            <text:p>1 “Username si parola bune ” <text:s text:c="4"/>“error_user &amp; secret_sauce”</text:p>
            <text:p>2 “Login”</text:p>
            <text:p>3”Add to cart” x 6 produse</text:p>
          </table:table-cell>
          <table:table-cell office:value-type="string">
            <text:p>se adauga 6 produse in cos</text:p>
          </table:table-cell>
          <table:table-cell table:style-name="ce23" office:value-type="string">
            <text:p>Doar 3 produse se pot adauga in cos</text:p>
          </table:table-cell>
          <table:table-cell table:style-name="ce45" office:value-type="string">
            <text:p>Fail – de facut bug</text:p>
          </table:table-cell>
          <table:table-cell office:value-type="float" office:value="8">
            <text:p>8</text:p>
          </table:table-cell>
        </table:table-row>
        <table:table-row table:style-name="ro32">
          <table:table-cell table:style-name="ce39"/>
          <table:table-cell table:style-name="Default" office:value-type="string">
            <text:p>9_ Filtrare este des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lege sortare dupa nume descrescator, de la Z la A, </text:span></text:p>
            <text:p><text:span text:style-name="T1">apasand butonul de sus din partea dreapta “Name Z to A” <text:s/></text:span></text:p>
            <text:p><text:span text:style-name="T1">4.Sortare realizata</text:span></text:p>
          </table:table-cell>
          <table:table-cell office:value-type="string">
            <text:p>1 “Username si parola bune ” <text:s text:c="4"/>“error_user &amp; secret_sauce””</text:p>
            <text:p>2 “Login”</text:p>
            <text:p>3 Sortare dupa nume descrescator </text:p>
            <text:p>"Name Z to A"</text:p>
          </table:table-cell>
          <table:table-cell office:value-type="string">
            <text:p>“Name Z to A”</text:p>
          </table:table-cell>
          <table:table-cell table:style-name="ce42" office:value-type="string">
            <text:p>Sorting is broken! This error has been reported to Backtrace.</text:p>
          </table:table-cell>
          <table:table-cell table:style-name="ce45" office:value-type="string">
            <text:p>Fail – de facut bug</text:p>
          </table:table-cell>
          <table:table-cell office:value-type="float" office:value="9">
            <text:p>9</text:p>
          </table:table-cell>
        </table:table-row>
        <table:table-row table:style-name="ro29">
          <table:table-cell table:style-name="ce39"/>
          <table:table-cell table:style-name="Default" office:value-type="string">
            <text:p>10_Filtrare este 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lege sortare dupa nume crescator, de la A la Z, </text:span></text:p>
            <text:p><text:span text:style-name="T1">apasand butonul de sus din partea dreapta “Name A to Z” <text:s/></text:span></text:p>
            <text:p><text:span text:style-name="T1">4.Sortare realizata</text:span></text:p>
          </table:table-cell>
          <table:table-cell office:value-type="string">
            <text:p>1 “Username si parola bune ” <text:s text:c="5"/>“error_user &amp; secret_sauce”</text:p>
            <text:p>2 “Login”</text:p>
            <text:p>3 Sortare dupa nume crescator </text:p>
            <text:p>"Name A to Z"</text:p>
          </table:table-cell>
          <table:table-cell table:style-name="ce17" office:value-type="string">
            <text:p>“Name A to Z”</text:p>
          </table:table-cell>
          <table:table-cell office:value-type="string">
            <text:p>Sortarea nu se face – fara mesaj de eroare</text:p>
          </table:table-cell>
          <table:table-cell table:style-name="ce45" office:value-type="string">
            <text:p>Fail – de facut bug</text:p>
          </table:table-cell>
          <table:table-cell office:value-type="float" office:value="10">
            <text:p>10</text:p>
          </table:table-cell>
        </table:table-row>
        <table:table-row table:style-name="ro32">
          <table:table-cell table:style-name="ce39"/>
          <table:table-cell table:style-name="Default" office:value-type="string">
            <text:p>11_ Filtrare dupa pret 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/></text:p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lege sortare dupa pret crescator, de la low la high,</text:span></text:p>
            <text:p><text:span text:style-name="T1"><text:s/></text:span><text:span text:style-name="T1">apasand butonul de sus din partea dreapta “Price(low to high)” <text:s/></text:span></text:p>
            <text:p><text:span text:style-name="T1">4.Sortare realizata - de la cel mai ieftin la cel mai scump produs</text:span></text:p>
          </table:table-cell>
          <table:table-cell office:value-type="string">
            <text:p>1 “Username si parola bune ” <text:s text:c="5"/>“error_user &amp; secret_sauce”</text:p>
            <text:p>2 “Login”</text:p>
            <text:p>3 Sortare dupa pret : mic spre mare</text:p>
            <text:p>"Price (low to high)</text:p>
          </table:table-cell>
          <table:table-cell table:style-name="ce17" office:value-type="string">
            <text:p>“Price (low to high)”</text:p>
          </table:table-cell>
          <table:table-cell table:style-name="ce25" office:value-type="string">
            <text:p>Sorting is broken! This error has been reported to Backtrace.</text:p>
          </table:table-cell>
          <table:table-cell table:style-name="ce45" office:value-type="string">
            <text:p>Fail – de facut bug</text:p>
          </table:table-cell>
          <table:table-cell office:value-type="float" office:value="11">
            <text:p>11</text:p>
          </table:table-cell>
        </table:table-row>
        <table:table-row table:style-name="ro14">
          <table:table-cell table:style-name="ce39"/>
          <table:table-cell table:style-name="Default" office:value-type="string">
            <text:p>12_ Filtrare dupa pret des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lege sortare dupa pret descrescator, de la high la low,</text:span></text:p>
            <text:p><text:span text:style-name="T1"><text:s/></text:span><text:span text:style-name="T1">apasand butonul de sus din partea dreapta “Price(high to low)” <text:s/></text:span></text:p>
            <text:p><text:span text:style-name="T1">4.Sortare realizata - de la cel mai scump la cel mai ieftin produs</text:span></text:p>
          </table:table-cell>
          <table:table-cell office:value-type="string">
            <text:p>1 “Username si parola bune ” <text:s text:c="8"/>“error_user &amp; secret_sauce”</text:p>
            <text:p>2 “Login”</text:p>
            <text:p>3 Sortare dupa pret :mare spre mic</text:p>
            <text:p>"Price (high to low)</text:p>
          </table:table-cell>
          <table:table-cell table:style-name="ce17" office:value-type="string">
            <text:p>“Price (high to low)”</text:p>
          </table:table-cell>
          <table:table-cell office:value-type="string">
            <text:p>Sorting is broken! This error has been reported to Backtrace.</text:p>
          </table:table-cell>
          <table:table-cell table:style-name="ce45" office:value-type="string">
            <text:p>Fail – de facut bug</text:p>
          </table:table-cell>
          <table:table-cell office:value-type="float" office:value="12">
            <text:p>12</text:p>
          </table:table-cell>
        </table:table-row>
        <table:table-row table:style-name="ro33">
          <table:table-cell table:style-name="ce5"/>
          <table:table-cell office:value-type="string">
            <text:p>13_ Vizualizare cos cumparaturi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pe icoana din dreapta sus : “carucior de cumparaturi”</text:span></text:p>
            <text:p><text:span text:style-name="T1">4.Se observa ce si cate cumparaturi se doresc a fi efectuate</text:span></text:p>
            <text:p><text:span text:style-name="T1">5.Se verifica daca produsele selectate pentru a fi cumparate, sunt</text:span></text:p>
            <text:p><text:span text:style-name="T1">si in cosul de cumparaturi</text:span></text:p>
          </table:table-cell>
          <table:table-cell office:value-type="string">
            <text:p/>
            <text:p>1 “Username si parola bune ” <text:s text:c="4"/>“error_user &amp; secret_sauce””</text:p>
            <text:p>2 “Login”</text:p>
            <text:p>3 Se apasa pe carucior pentru a vizualiza </text:p>
            <text:p>cumparaturile ce se doresc a se face</text:p>
          </table:table-cell>
          <table:table-cell office:value-type="string">
            <text:p>Vizualizarea cumparaturilor</text:p>
          </table:table-cell>
          <table:table-cell table:style-name="ce22" office:value-type="string">
            <text:p>Cosul de cumparaturi este vizualizat</text:p>
          </table:table-cell>
          <table:table-cell table:style-name="ce46"/>
          <table:table-cell/>
        </table:table-row>
        <table:table-row table:style-name="ro14">
          <table:table-cell table:style-name="ce40" office:value-type="string">
            <text:p>Cosul de cumparaturi</text:p>
          </table:table-cell>
          <table:table-cell table:style-name="Default" office:value-type="string">
            <text:p>14_ Scoaterea din cos al unui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/>https://www.saucedemo.com</text:span></text:p>
            <text:p><text:span text:style-name="T1">2.Se introduc user name si psw corecte.</text:span></text:p>
            <text:p><text:span text:style-name="T1">3.Se alege un produs si adauga in cos apasand pe butonul <text:s/>“Add to cart”</text:span></text:p>
            <text:p><text:span text:style-name="T1">4.Pentru al scoate din cos, se apasa butonul “Remove” aflat langa </text:span></text:p>
            <text:p><text:span text:style-name="T1">pretul produsului</text:span></text:p>
          </table:table-cell>
          <table:table-cell office:value-type="string">
            <text:p/>
            <text:p>1 “Username si parola bune ” <text:s text:c="5"/>“error_user &amp; secret_sauce”</text:p>
            <text:p>2 “Login”</text:p>
            <text:p>3 ”Add to cart” produs</text:p>
            <text:p>4 "Remove" - se scoate produsul din carucior </text:p>
          </table:table-cell>
          <table:table-cell office:value-type="string">
            <text:p>Produsul e scos din cosul de cumparaturi</text:p>
          </table:table-cell>
          <table:table-cell table:style-name="ce25"/>
          <table:table-cell table:style-name="ce46"/>
          <table:table-cell/>
        </table:table-row>
        <table:table-row table:style-name="ro34">
          <table:table-cell table:style-name="ce40"/>
          <table:table-cell office:value-type="string">
            <text:p>15_ Adaugare 2 produse in caruciorul de cumparaturi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pe icoana “Add to cart” pentru fiecare produs ce </text:span></text:p>
            <text:p><text:span text:style-name="T1">se doreste a fi cumparat</text:span></text:p>
            <text:p><text:span text:style-name="T1">4.Se selecteaza cosul de cumparaturi pentru a vizualize cele </text:span></text:p>
            <text:p><text:span text:style-name="T1">doua produse</text:span></text:p>
          </table:table-cell>
          <table:table-cell office:value-type="string">
            <text:p>1 “Username si parola bune ” <text:s text:c="5"/>“error_user &amp; secret_sauce”</text:p>
            <text:p>2 “Login”</text:p>
            <text:p>3 ”Add to cart” pentru doua produse diferite</text:p>
            <text:p>4 Se vizualizeaza cosul de cumparaturi pentru</text:p>
            <text:p>a confirma ca sunt doua produse in el.</text:p>
          </table:table-cell>
          <table:table-cell office:value-type="string">
            <text:p>Cele doua produse sunt adaugate in cosul de cumparaturi.</text:p>
          </table:table-cell>
          <table:table-cell/>
          <table:table-cell table:style-name="ce47"/>
          <table:table-cell/>
        </table:table-row>
        <table:table-row table:style-name="ro35">
          <table:table-cell office:value-type="string">
            <text:p>Check out</text:p>
          </table:table-cell>
          <table:table-cell office:value-type="string">
            <text:p>16_ Realizarea operatiunii de check out cu 3 produse cumparate</text:p>
          </table:table-cell>
          <table:table-cell office:value-type="string">
            <text:p>P1</text:p>
          </table:table-cell>
          <table:table-cell table:style-name="ce14"/>
          <table:table-cell table:style-name="ce16" office:value-type="string">
            <text:p><text:span text:style-name="T1"/></text:p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icoana “Add to cart” aflata in dreptul produsului.</text:span></text:p>
            <text:p><text:span text:style-name="T1">Pentru a adauga 3 produse diferite, apasam pentru fiecare produs </text:span></text:p>
            <text:p><text:span text:style-name="T1">"Add to cart"</text:span></text:p>
            <text:p><text:span text:style-name="T1">4.Se selecteaza cosul de cumparturi, iar pentru a finaliza </text:span></text:p>
            <text:p><text:span text:style-name="T1">cumparatura se apasa pe "Check out"</text:span></text:p>
            <text:p><text:span text:style-name="T1">5.Se completeaza casutele cu nume, prenume si codul postal</text:span></text:p>
            <text:p><text:span text:style-name="T1">6.Se apasa pe “Continue” <text:s text:c="2"/></text:span></text:p>
            <text:p><text:span text:style-name="T1">7.Se finalizeaza cumparaturile apasand pe “Finish"</text:span></text:p>
          </table:table-cell>
          <table:table-cell table:style-name="ce18" office:value-type="string">
            <text:p><text:span text:style-name="T6"/></text:p>
            <text:p><text:span text:style-name="T6">1 “Username si parola bune ” <text:s text:c="7"/>“error_user &amp; secret_sauce”</text:span></text:p>
            <text:p><text:span text:style-name="T6">2 “Login”</text:span></text:p>
            <text:p><text:span text:style-name="T6">3 ”Add to cart” pentru 3 produse diferite</text:span></text:p>
            <text:p><text:span text:style-name="T6">4 Se vizualizeaza cosul de cumparaturi - se apasa </text:span></text:p>
            <text:p><text:span text:style-name="T6">pe "Check out"</text:span></text:p>
            <text:p><text:span text:style-name="T6">5 Se valideaza cumparatorul si se apasa pe "Continue"</text:span></text:p>
            <text:p><text:span text:style-name="T6">6 Se valideaza prezenta celor 3 produse apasand</text:span></text:p>
            <text:p><text:span text:style-name="T6">pe "Finish"</text:span></text:p>
          </table:table-cell>
          <table:table-cell table:style-name="ce41" office:value-type="string">
            <text:p>Iesirea din cosul de cumparaturi realizata Check out si Finish ok</text:p>
          </table:table-cell>
          <table:table-cell table:style-name="ce25" office:value-type="string">
            <text:p>Butonul de “Finish” este blocat</text:p>
          </table:table-cell>
          <table:table-cell table:style-name="ce48"/>
          <table:table-cell/>
        </table:table-row>
        <table:table-row table:style-name="ro36">
          <table:table-cell/>
          <table:table-cell office:value-type="string">
            <text:p>17_Realizarea operatiunii de check out cu un produs cumparat – prenume cumparator lipsa</text:p>
          </table:table-cell>
          <table:table-cell/>
          <table:table-cell table:style-name="ce14"/>
          <table:table-cell table:style-name="ce16" office:value-type="string">
            <text:p><text:span text:style-name="T1"/></text:p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icoana “Add to cart” pentru a adauga 1 produs</text:span></text:p>
            <text:p><text:span text:style-name="T1">4.Se selecteaza cosul de cumparturi</text:span></text:p>
            <text:p><text:span text:style-name="T1">5.Pentru a finaliza cumparatura se apasa pe “Checkout”</text:span></text:p>
            <text:p><text:span text:style-name="T1">6.Se completeaza doar casutele cu nume si codul postal </text:span><text:s/></text:p>
          </table:table-cell>
          <table:table-cell table:style-name="ce18" office:value-type="string">
            <text:p><text:span text:style-name="T6">1 “Username si parola bune ” <text:s text:c="5"/>“error_user &amp; secret_sauce”</text:span></text:p>
            <text:p><text:span text:style-name="T6">2 “Login”</text:span></text:p>
            <text:p><text:span text:style-name="T6">3.Adaugam un produs in cos , apasand pe Add cart si pt a </text:span></text:p>
            <text:p><text:span text:style-name="T6">finaliza apasam pe “Checkout”</text:span></text:p>
            <text:p><text:span text:style-name="T6">4.Se valideaza cumparatorul ( doar nume, si cod postal)</text:span></text:p>
            <text:p><text:span text:style-name="T6">5. Se apasa pe “Continue”</text:span></text:p>
            <text:p><text:span text:style-name="T6">6. Se valideaza prezenta produsului apasand pe "Finish"</text:span></text:p>
            <text:p><text:span text:style-name="T6"/></text:p>
            <text:p><text:span text:style-name="T6"/></text:p>
          </table:table-cell>
          <table:table-cell office:value-type="string">
            <text:p>Eroare prenume lipsa : Error:First Name is required – nu se pot continua pasii de urmat</text:p>
          </table:table-cell>
          <table:table-cell office:value-type="string">
            <text:p>Error: First Name is required, dar nici numele cumparatorului nu poate fi scris. Aleg ca se trece sau am eroare lipsa si nume cumparator?</text:p>
          </table:table-cell>
          <table:table-cell table:style-name="ce45"/>
          <table:table-cell/>
        </table:table-row>
        <table:table-row table:style-name="ro37">
          <table:table-cell/>
          <table:table-cell office:value-type="string">
            <text:p>18_Realizarea operatiunii de check out cu un produs cumparat – nume cumparator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https://www.saucedemo.com</text:span></text:p>
            <text:p><text:span text:style-name="T1">2.Se introduc user name si psw corecte</text:span></text:p>
            <text:p><text:span text:style-name="T1">3.Se apasa icoana “Add to cart” pentru a adauga 1 produs</text:span></text:p>
            <text:p><text:span text:style-name="T1">4.Se selecteaza cosul de cumparturi</text:span></text:p>
            <text:p><text:span text:style-name="T1">5.Pentru a finaliza cumparatura se apasa pe “Checkout”</text:span></text:p>
            <text:p><text:span text:style-name="T1">6.Se completeaza doar casutele cu prenumele si codul postal </text:span></text:p>
            <text:p><text:span text:style-name="T1">7.Se apasa pe Login si primim o eroare</text:span></text:p>
          </table:table-cell>
          <table:table-cell table:style-name="ce18" office:value-type="string">
            <text:p><text:span text:style-name="T6">1 “Username si parola bune ” <text:s text:c="6"/>“error_user &amp; secret_sauce”</text:span></text:p>
            <text:p><text:span text:style-name="T6">2 “Login”</text:span></text:p>
            <text:p><text:span text:style-name="T6">3.Adaugam un produs in cos apasand <text:s/>"Add cart" si pt a finaliza </text:span></text:p>
            <text:p><text:span text:style-name="T6">apasam pe “Checkout”</text:span></text:p>
            <text:p><text:span text:style-name="T6">4.Se valideaza cumparatorul ( avem doar doar prenume si cod postal)</text:span></text:p>
            <text:p><text:span text:style-name="T6">5. Se apasa pe “Continue”</text:span></text:p>
            <text:p><text:span text:style-name="T6">6.Se valideaza prezenta produsului apasand pe “Finish</text:span></text:p>
          </table:table-cell>
          <table:table-cell office:value-type="string">
            <text:p><text:span text:style-name="T1">Iesirea din cosul de cumparaturi realizata Check out si Finish ok</text:span></text:p>
          </table:table-cell>
          <table:table-cell table:style-name="ce25" office:value-type="string">
            <text:p><text:span text:style-name="T1">Butonul de “Finish” este blocat</text:span></text:p>
          </table:table-cell>
          <table:table-cell table:style-name="ce49" office:value-type="string">
            <text:p>Blocked</text:p>
          </table:table-cell>
          <table:table-cell/>
        </table:table-row>
        <table:table-row table:style-name="ro38">
          <table:table-cell/>
          <table:table-cell office:value-type="string">
            <text:p>19_Realizarea operatiunii de check out cu un produs cumparat – cod postal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icoana “Add to cart” aflata in dreptul produsului.</text:span></text:p>
            <text:p><text:span text:style-name="T1">4.Se selecteaza cosul de cumparturi, iar pentru a finaliza </text:span></text:p>
            <text:p><text:span text:style-name="T1">cumparatura se apasa pe "Check out"</text:span></text:p>
            <text:p><text:span text:style-name="T1">5.Se completeaza casutele cu nume, prenume si codul postal</text:span></text:p>
            <text:p><text:span text:style-name="T1">6.Se apasa pe “Continue” <text:s text:c="2"/></text:span></text:p>
            <text:p><text:span text:style-name="T1">7.Se finalizeaza cumparaturile apasand pe “Finish"</text:span> </text:p>
          </table:table-cell>
          <table:table-cell table:style-name="ce18" office:value-type="string">
            <text:p><text:span text:style-name="T6">1 “Username si parola bune ” <text:s text:c="5"/>“error_user &amp; secret_sauce”</text:span></text:p>
            <text:p><text:span text:style-name="T6">2 “Login”</text:span></text:p>
            <text:p><text:span text:style-name="T6">3.Adaugam un produs in cos apasand pe "Add cart" <text:s/></text:span></text:p>
            <text:p><text:span text:style-name="T6">si pt a finaliza apasam pe “Checkout”</text:span></text:p>
            <text:p><text:span text:style-name="T6">4.Se valideaza cumparatorul ( lipseste codul postal)</text:span></text:p>
            <text:p><text:span text:style-name="T6">5.Se apasa pe “Continue”</text:span></text:p>
            <text:p><text:span text:style-name="T6">6.Se valideaza prezenta produsului apasand pe “Finish</text:span></text:p>
          </table:table-cell>
          <table:table-cell office:value-type="string">
            <text:p>Eroare cod postal lipsa : Error: Postal code is required – nu se pot continua pasii de urmat</text:p>
          </table:table-cell>
          <table:table-cell office:value-type="string">
            <text:p>Error: Postal code is required – nu se pot continua pasii de urmat. </text:p>
          </table:table-cell>
          <table:table-cell table:style-name="ce50"/>
          <table:table-cell/>
        </table:table-row>
        <table:table-row table:style-name="ro35">
          <table:table-cell/>
          <table:table-cell office:value-type="string">
            <text:p>20_ Realizarea operatiunii de check out cu un produs cumparat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/></text:p>
            <text:p><text:span text:style-name="T1"/></text:p>
            <text:p><text:span text:style-name="T1">1.Se acceseaza site-ul <text:s text:c="2"/>https://www.saucedemo.com</text:span></text:p>
            <text:p><text:span text:style-name="T1">2.Se introduc user name si psw corecte.</text:span></text:p>
            <text:p><text:span text:style-name="T1">3.Se apasa icoana “Add to cart” aflata in dreptul produsului.</text:span></text:p>
            <text:p><text:span text:style-name="T1">4.Se selecteaza cosul de cumparturi, iar pentru a finaliza </text:span></text:p>
            <text:p><text:span text:style-name="T1">cumparatura se apasa pe "Check out"</text:span></text:p>
            <text:p><text:span text:style-name="T1">5.Se completeaza casutele cu nume, prenume si codul postal</text:span></text:p>
            <text:p><text:span text:style-name="T1">6.Se apasa pe “Continue” <text:s text:c="2"/></text:span></text:p>
            <text:p><text:span text:style-name="T1">7.Se finalizeaza cumparaturile apasand pe “Finish"</text:span></text:p>
          </table:table-cell>
          <table:table-cell table:style-name="ce18" office:value-type="string">
            <text:p><text:span text:style-name="T6">1 “Username si parola bune ” <text:s text:c="6"/>“error_user &amp; secret_sauce”</text:span></text:p>
            <text:p><text:span text:style-name="T6">2 “Login”</text:span></text:p>
            <text:p><text:span text:style-name="T6">3 ”Add to cart” pentru 1 produs </text:span></text:p>
            <text:p><text:span text:style-name="T6">4 Se vizualizeaza cosul de cumparaturi - se apasa </text:span></text:p>
            <text:p><text:span text:style-name="T6">pe "Check out"</text:span></text:p>
            <text:p><text:span text:style-name="T6">5 Se valideaza cumparatorul si se apasa pe "Continue"</text:span></text:p>
            <text:p><text:span text:style-name="T6">6 Se valideaza prezenta produsului apasand</text:span></text:p>
            <text:p><text:span text:style-name="T6">pe "Finish"</text:span></text:p>
          </table:table-cell>
          <table:table-cell office:value-type="string">
            <text:p>Se iese din cosul de cumparaturi dupa finalizarea cumparaturilor</text:p>
          </table:table-cell>
          <table:table-cell table:style-name="ce43" office:value-type="string">
            <text:p><text:span text:style-name="T1">Butonul de “Finish” este blocat</text:span></text:p>
          </table:table-cell>
          <table:table-cell table:style-name="ce49" office:value-type="string">
            <text:p>Blocked</text:p>
          </table:table-cell>
          <table:table-cell/>
        </table:table-row>
        <table:table-row table:style-name="ro22">
          <table:table-cell table:style-name="ce7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A la Z, apasand butonul de sus din partea dreapta “Name A to Z” <text:s/></text:span></text:p>
            <text:p><text:span text:style-name="T1">3.Sortare realizata</text:span></text:p>
            <text:p><text:span text:style-name="T1">4.</text:span></text:p>
            <text:p><text:span text:style-name="T1">5. <text:s text:c="2"/></text:span></text:p>
            <text:p><text:span text:style-name="T1">6. </text:span></text:p>
            <text:p><text:span text:style-name="T1">7. </text:span></text:p>
            <text:p><text:span text:style-name="T1">8.</text:span></text:p>
          </table:table-cell>
          <table:table-cell table:style-name="ce7" office:value-type="string">
            <text:p>Fi atent la cazurile First name sau last name absente , spre eroare <text:s text:c="2"/>Error: First Name is required sau Error: Last Name is required</text:p>
          </table:table-cell>
          <table:table-cell table:style-name="Default"/>
          <table:table-cell table:number-columns-repeated="2"/>
          <table:table-cell table:style-name="ce14"/>
          <table:table-cell table:style-name="Default"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column table:style-name="co4" table:default-cell-style-name="ce9"/>
        <table:table-column table:style-name="co5" table:default-cell-style-name="ce12"/>
        <table:table-column table:style-name="co6" table:default-cell-style-name="Default"/>
        <table:table-column table:style-name="co12" table:default-cell-style-name="ce7"/>
        <table:table-column table:style-name="co13" table:default-cell-style-name="ce17"/>
        <table:table-column table:style-name="co9" table:default-cell-style-name="ce15"/>
        <table:table-column table:style-name="co14" table:default-cell-style-name="ce20"/>
        <table:table-column table:style-name="co11" table:default-cell-style-name="ce20"/>
        <table:table-column table:style-name="co3" table:default-cell-style-name="ce20"/>
        <table:table-row table:style-name="ro2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1" office:value-type="string">
            <text:p>Priority</text:p>
          </table:table-cell>
          <table:table-cell table:style-name="ce13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33" office:value-type="string">
            <text:p>BUG ID</text:p>
          </table:table-cell>
        </table:table-row>
        <table:table-row table:style-name="ro3">
          <table:table-cell table:style-name="ce2" office:value-type="string">
            <text:p>Interfata logare</text:p>
          </table:table-cell>
          <table:table-cell table:style-name="ce8" office:value-type="string">
            <text:p>I_Logare cu username valid si parola valida</text:p>
          </table:table-cell>
          <table:table-cell office:value-type="string">
            <text:p>P1</text:p>
          </table:table-cell>
          <table:table-cell table:style-name="ce7"/>
          <table:table-cell table:style-name="ce15" office:value-type="string">
            <text:p><text:span text:style-name="T1">1.Se acceseaza site-ul <text:s/></text:span><text:s text:c="2"/><text:a xlink:href="https://www.saucedemo.com/">https://www.saucedemo.com</text:a></text:p>
            <text:p>2.Se introduce un user name corect</text:p>
            <text:p>3.Se introduce o parola corecta in casuta “Password”</text:p>
            <text:p>4.Apasam butonul “Login”</text:p>
            <text:p>5.Se acceseaza site-ul www.saucedmo.com </text:p>
          </table:table-cell>
          <table:table-cell office:value-type="string">
            <text:p>User: standard_user <text:s/>Parola: secret_sauce</text:p>
          </table:table-cell>
          <table:table-cell office:value-type="string">
            <text:p>accesare site</text:p>
          </table:table-cell>
          <table:table-cell office:value-type="string">
            <text:p>logged in</text:p>
          </table:table-cell>
          <table:table-cell table:style-name="ce26"/>
          <table:table-cell/>
        </table:table-row>
        <table:table-row table:style-name="ro4">
          <table:table-cell office:value-type="string">
            <text:p>Se foloseste ca user : “standard user” </text:p>
          </table:table-cell>
          <table:table-cell table:style-name="ce8" office:value-type="string">
            <text:p>2_Logare cu username valid si <text:s/>parola in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 name corect</text:p>
            <text:p>3.Se introduce o parola incorecta</text:p>
            <text:p>4.Apasam butonul “Login”</text:p>
            <text:p>5.Nu se acceseaza site-ul si apare o eroare pe ecran</text:p>
          </table:table-cell>
          <table:table-cell office:value-type="string">
            <text:p>User: standard_user <text:s/>Parola: sauce</text:p>
          </table:table-cell>
          <table:table-cell office:value-type="string">
            <text:p>accesare site</text:p>
          </table:table-cell>
          <table:table-cell office:value-type="string">
            <text:p>Epic sadface: Username and password do not match any user in this service</text:p>
          </table:table-cell>
          <table:table-cell table:style-name="ce26"/>
          <table:table-cell/>
        </table:table-row>
        <table:table-row table:style-name="ro5">
          <table:table-cell/>
          <table:table-cell table:style-name="ce8" office:value-type="string">
            <text:p><text:span text:style-name="T2">3_Logar</text:span><text:span text:style-name="T3">e cu username lipsa si <text:s/>parola valid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User name lipseste din casuta “Username”</text:p>
            <text:p>3.Se introduce o parola corecta</text:p>
            <text:p>4.Apasam butonul “Login”</text:p>
            <text:p>5.Nu se acceseaza site-ul si apare o eroare pe ecran</text:p>
          </table:table-cell>
          <table:table-cell office:value-type="string">
            <text:p>User : lipseste</text:p>
            <text:p>Parola :secret_sauce</text:p>
          </table:table-cell>
          <table:table-cell office:value-type="string">
            <text:p>accesare site</text:p>
          </table:table-cell>
          <table:table-cell office:value-type="string">
            <text:p>Epic sadface: Username is required</text:p>
          </table:table-cell>
          <table:table-cell table:style-name="ce26"/>
          <table:table-cell/>
        </table:table-row>
        <table:table-row table:style-name="ro6">
          <table:table-cell/>
          <table:table-cell table:style-name="ce8" office:value-type="string">
            <text:p>4 _<text:span text:style-name="T2">Logar</text:span><text:span text:style-name="T3">e cu user valid si <text:s/>parola lipsa</text:span>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corect</text:p>
            <text:p>3.Parola este lipsa din casuta “Password”</text:p>
            <text:p>4.Apasam butonul “Login”</text:p>
            <text:p>5.Nu se acceseaza site-ul si apare o eroare pe ecran</text:p>
          </table:table-cell>
          <table:table-cell office:value-type="string">
            <text:p>User : standard user</text:p>
            <text:p>Parola : lipseste</text:p>
          </table:table-cell>
          <table:table-cell office:value-type="string">
            <text:p>accesare site</text:p>
          </table:table-cell>
          <table:table-cell table:style-name="ce21" office:value-type="string">
            <text:p>Epic sadface: Password is required</text:p>
          </table:table-cell>
          <table:table-cell table:style-name="ce26"/>
          <table:table-cell/>
        </table:table-row>
        <table:table-row table:style-name="ro7">
          <table:table-cell/>
          <table:table-cell office:value-type="string">
            <text:p>5 _Logare cu username invalid si parola valida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</text:span> <text:s text:c="2"/><text:a xlink:href="https://www.sauce/">https://www.sauce</text:a>demo.com</text:p>
            <text:p>2.Se introduce un Username invalid</text:p>
            <text:p>3.Parola este valida</text:p>
            <text:p>4.Apasam butonul “Login”</text:p>
            <text:p>5.Nu se acceseaza site-ul si apare o eroare pe ecran</text:p>
          </table:table-cell>
          <table:table-cell office:value-type="string">
            <text:p>User : invalid </text:p>
            <text:p>Parola : secret_sauce</text:p>
          </table:table-cell>
          <table:table-cell office:value-type="string">
            <text:p>accesare site</text:p>
          </table:table-cell>
          <table:table-cell table:style-name="ce22" office:value-type="string">
            <text:p>Epic sadface: Username and password do not match any user in this service</text:p>
          </table:table-cell>
          <table:table-cell table:style-name="ce26"/>
          <table:table-cell/>
        </table:table-row>
        <table:table-row table:style-name="ro23">
          <table:table-cell table:style-name="ce3" office:value-type="string">
            <text:p>Pagina principala</text:p>
          </table:table-cell>
          <table:table-cell office:value-type="string">
            <text:p>6_Nu se adauga nici un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Nu se selecteaza nici un produs</text:p>
            <text:p>5.NU se adauga in cos</text:p>
            <text:p>6.Apasam pe cosul de cumparaturi aflat in partea din dreapta sus. </text:p>
            <text:p>7.</text:p>
            <text:p/>
          </table:table-cell>
          <table:table-cell office:value-type="string">
            <text:p>Cos de cumparaturi gol <text:s/>/ produs neadaugat in cos.</text:p>
          </table:table-cell>
          <table:table-cell office:value-type="string">
            <text:p>produs neadaugat in cos</text:p>
          </table:table-cell>
          <table:table-cell table:style-name="ce22" office:value-type="string">
            <text:p>cos gol – produs neadaugat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7_ <text:s/>Adaugarea unui produs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Selectam un produs </text:p>
            <text:p>5.Se adauga in cos apasand butonul “Add to cart” <text:s/></text:p>
            <text:p>6.Apasam pe cosul de cumparaturi aflat in partea din dreapta sus. 7.Produs adaugat in cos</text:p>
            <text:p>7.Produs adaugat in cos</text:p>
          </table:table-cell>
          <table:table-cell office:value-type="string">
            <text:p>1 “Username si parola bune ”</text:p>
            <text:p>2 “Login”</text:p>
            <text:p>3”Add to cart”</text:p>
          </table:table-cell>
          <table:table-cell office:value-type="string">
            <text:p>se adauga un produs in cos</text:p>
          </table:table-cell>
          <table:table-cell table:style-name="ce23" office:value-type="string">
            <text:p><text:s/>un produs adaugat in cos</text:p>
          </table:table-cell>
          <table:table-cell table:number-columns-repeated="2"/>
        </table:table-row>
        <table:table-row table:style-name="ro10">
          <table:table-cell table:style-name="ce4"/>
          <table:table-cell table:style-name="ce10" office:value-type="string">
            <text:p>8_ Adaugam 6 produse in cos</text:p>
          </table:table-cell>
          <table:table-cell office:value-type="string">
            <text:p>P1</text:p>
          </table:table-cell>
          <table:table-cell table:style-name="ce7"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introduce user name = stadard_user</text:p>
            <text:p>3.Se introduce parola = secret_sauce si apasam pe “Login”</text:p>
            <text:p>4.Selectam un produs </text:p>
            <text:p>5.Se adauga in cos apasand butonul “Add to cart” <text:s text:c="2"/>6.Apasam pe cosul de cumparaturi aflat in partea din dreapta sus. 7.Produsele sunt <text:s/>adaugat in cos</text:p>
            <text:p/>
          </table:table-cell>
          <table:table-cell office:value-type="string">
            <text:p>1 “Username si parola bune ”</text:p>
            <text:p>2 “Login”</text:p>
            <text:p>3”Add to cart”</text:p>
          </table:table-cell>
          <table:table-cell office:value-type="string">
            <text:p>se adauga 6 produse in cos</text:p>
          </table:table-cell>
          <table:table-cell table:style-name="ce23" office:value-type="string">
            <text:p>6 produse adaugate in cos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9_ Filtrare este des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sortare dupa nume descrescator, de la Z la A, apasand butonul de sus din partea dreapta “Name A to Z” <text:s/></text:p>
            <text:p>3.Sortare realizata</text:p>
            <text:p>4.Produsele se aranjeaza in ordine de la Z la A</text:p>
            <text:p>5. <text:s text:c="2"/></text:p>
            <text:p>6. </text:p>
          </table:table-cell>
          <table:table-cell office:value-type="string">
            <text:p>1.“Name Z to A”</text:p>
            <text:p>2.</text:p>
          </table:table-cell>
          <table:table-cell office:value-type="string">
            <text:p>“Name Z to A”</text:p>
          </table:table-cell>
          <table:table-cell table:style-name="ce34" office:value-type="string">
            <text:p>Produse sortate descrescator <text:s/>dupa nume de la Z la A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0_Filtrare este crescatoare dupa nume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sortare dupa nume crescator, de la A la Z, apasand butonul de sus din partea dreapta “Name A to Z” <text:s/></text:p>
            <text:p>3.Sortare realizata</text:p>
            <text:p>4.Produsele se arajeaza in ordine de la A la Z</text:p>
            <text:p>5. <text:s text:c="2"/></text:p>
            <text:p>6. </text:p>
          </table:table-cell>
          <table:table-cell office:value-type="string">
            <text:p>1.“Name A to Z”</text:p>
            <text:p>2.</text:p>
          </table:table-cell>
          <table:table-cell table:style-name="ce17" office:value-type="string">
            <text:p>“Name A to Z”</text:p>
          </table:table-cell>
          <table:table-cell office:value-type="string">
            <text:p>Produse sortate crescator <text:s/>dupa nume de la A la Z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1_ Filtrare dupa pret 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crescator, de la low la high, apasand butonul de sus din partea dreapta “Price(low to high)” <text:s/></text:span></text:p>
            <text:p>3.Sortare realizata</text:p>
            <text:p><text:span text:style-name="T1">4.Produsele se arajeaza in ordine de la cel mai ieftin la cel mai scump produs</text:span></text:p>
            <text:p><text:span text:style-name="T1">5. <text:s text:c="2"/></text:span></text:p>
            <text:p><text:span text:style-name="T1">6. </text:span></text:p>
          </table:table-cell>
          <table:table-cell office:value-type="string">
            <text:p>1.“Price low to high</text:p>
            <text:p>2.</text:p>
          </table:table-cell>
          <table:table-cell table:style-name="ce17" office:value-type="string">
            <text:p>“Price (low to high)”</text:p>
          </table:table-cell>
          <table:table-cell table:style-name="ce25" office:value-type="string">
            <text:p>Produsele sortate de la cel mai ieftin la cel mai scump</text:p>
          </table:table-cell>
          <table:table-cell table:number-columns-repeated="2"/>
        </table:table-row>
        <table:table-row table:style-name="ro14">
          <table:table-cell/>
          <table:table-cell table:style-name="Default" office:value-type="string">
            <text:p>12_ Filtrare dupa pret descrescator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high la low, apasand butonul de sus din partea dreapta “Price(high to low)” <text:s/></text:span></text:p>
            <text:p>3.Sortare realizata</text:p>
            <text:p><text:span text:style-name="T1">4.Produsele se arajeaza in ordine de la cel mai ieftin la cel mai scump produs</text:span></text:p>
            <text:p><text:span text:style-name="T1">5. <text:s text:c="2"/></text:span></text:p>
            <text:p><text:span text:style-name="T1">6. </text:span></text:p>
          </table:table-cell>
          <table:table-cell office:value-type="string">
            <text:p>“Price (high to low)</text:p>
          </table:table-cell>
          <table:table-cell table:style-name="ce17" office:value-type="string">
            <text:p>“Price (high to low)”</text:p>
          </table:table-cell>
          <table:table-cell office:value-type="string">
            <text:p>Prudusele sortate de la cel mai scump la cel mai ieftin</text:p>
          </table:table-cell>
          <table:table-cell table:number-columns-repeated="2"/>
        </table:table-row>
        <table:table-row table:style-name="ro25">
          <table:table-cell table:style-name="ce5" office:value-type="string">
            <text:p>Cosul de cumparaturi</text:p>
          </table:table-cell>
          <table:table-cell office:value-type="string">
            <text:p>13_ Vizualizare cos cumparaturi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pe icoana din dreapta sus : “carucior de cumparaturi”</text:span></text:p>
            <text:p><text:span text:style-name="T1">3.Se observa ce si cate cumparaturi se doresc a fi efectuate</text:span></text:p>
            <text:p><text:span text:style-name="T1">4.Se verifica daca produsele selectate pentru a fi cumparate, este si in cosul de cumparaturi</text:span></text:p>
            <text:p><text:span text:style-name="T1">5.</text:span></text:p>
          </table:table-cell>
          <table:table-cell office:value-type="string">
            <text:p>1.Add to cart</text:p>
            <text:p>2.Se apasa pe carucior pentru a vizualiza cumparaturile ce se doresc a se face</text:p>
          </table:table-cell>
          <table:table-cell office:value-type="string">
            <text:p>Vizualizarea cumparaturilor</text:p>
          </table:table-cell>
          <table:table-cell table:style-name="ce22" office:value-type="string">
            <text:p>Cosul de cumparaturi este vizualizat</text:p>
          </table:table-cell>
          <table:table-cell table:number-columns-repeated="2"/>
        </table:table-row>
        <table:table-row table:style-name="ro24">
          <table:table-cell/>
          <table:table-cell table:style-name="Default" office:value-type="string">
            <text:p>14_ Scoaterea din cos al unui produs</text:p>
          </table:table-cell>
          <table:table-cell office:value-type="string">
            <text:p>P1</text:p>
          </table:table-cell>
          <table:table-cell/>
          <table:table-cell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2.Se alege un produs si adauga in cos apasand pe butonul <text:s/>“Add to cart”</text:p>
            <text:p>3.Pentru al scoate din cos, se apasa butonul “Remove” aflat langa pretul produsului</text:p>
            <text:p>4.</text:p>
            <text:p>5. <text:s/></text:p>
          </table:table-cell>
          <table:table-cell office:value-type="string">
            <text:p>“Remove”</text:p>
          </table:table-cell>
          <table:table-cell office:value-type="string">
            <text:p>Produsul e scos din cos</text:p>
          </table:table-cell>
          <table:table-cell office:value-type="string">
            <text:p>Produs scos din cosul de cumparaturi</text:p>
          </table:table-cell>
          <table:table-cell table:number-columns-repeated="2"/>
        </table:table-row>
        <table:table-row table:style-name="ro26">
          <table:table-cell/>
          <table:table-cell office:value-type="string">
            <text:p>15_ Adaugare produse in caruciorul de cumparaturi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pe icoana “Add to cart” pentru fiecare produs ce se doreste a fi cumparat</text:span></text:p>
            <text:p><text:span text:style-name="T1">3.Se selecteaza cosul de cumparaturi</text:span></text:p>
            <text:p><text:span text:style-name="T1">4.</text:span></text:p>
            <text:p><text:span text:style-name="T1">5.</text:span></text:p>
            <text:p><text:span text:style-name="T1">6.</text:span></text:p>
          </table:table-cell>
          <table:table-cell office:value-type="string">
            <text:p>1.Add to cart</text:p>
            <text:p>2.Se apasa icoana “Add to cart” pentru fiecare produs in parte</text:p>
          </table:table-cell>
          <table:table-cell office:value-type="string">
            <text:p>Podusul este adaugat in cos</text:p>
          </table:table-cell>
          <table:table-cell office:value-type="string">
            <text:p>Produs adaugat in cosul de cumparaturi</text:p>
          </table:table-cell>
          <table:table-cell table:number-columns-repeated="2"/>
        </table:table-row>
        <table:table-row table:style-name="ro27">
          <table:table-cell table:style-name="ce6" office:value-type="string">
            <text:p>Check out</text:p>
          </table:table-cell>
          <table:table-cell office:value-type="string">
            <text:p>16_ Realizarea operatiunii de check out cu 3 produse cumparate</text:p>
          </table:table-cell>
          <table:table-cell office:value-type="string">
            <text:p>P1</text:p>
          </table:table-cell>
          <table:table-cell table:style-name="ce14" office:value-type="string">
            <text:p><text:span text:style-name="T4">1.</text:span></text:p>
            <text:p><text:span text:style-name="T4">2.</text:span></text:p>
            <text:p><text:span text:style-name="T4">3.</text:span></text:p>
            <text:p><text:span text:style-name="T4">4.</text:span></text:p>
            <text:p><text:span text:style-name="T4">5.</text:span></text:p>
            <text:p><text:span text:style-name="T4">6.</text:span></text:p>
            <text:p><text:span text:style-name="T4">7.</text:span></text:p>
            <text:p><text:span text:style-name="T4">8.</text:span></text:p>
            <text:p><text:span text:style-name="T4">9.</text:span></text:p>
            <text:p><text:span text:style-name="T4">10.</text:span></text:p>
          </table:table-cell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casutele cu nume, prenume si codul postal</text:span></text:p>
            <text:p><text:span text:style-name="T1">6.Se apasa pe “Continue” </text:span><text:s text:c="2"/></text:p>
            <text:p>7. <text:span text:style-name="T1">Se finalizeaza cumparaturile “Finish”</text:span>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prenume,nume, si cod postal)</text:span></text:p>
            <text:p><text:span text:style-name="T6">3. Se apasa pe “Continue”</text:span></text:p>
            <text:p><text:span text:style-name="T6">4.Cosul cuprinde 3 produse, se apasa pe “Finish”</text:span></text:p>
            <text:p><text:span text:style-name="T6">5.Se revine la pagina principala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Se iese din cosul de cumparaturi dupa finalizarea cumparaturilor si validarea clientului</text:p>
          </table:table-cell>
          <table:table-cell office:value-type="string">
            <text:p>Iesirea din cosul de cumparaturi realizata</text:p>
          </table:table-cell>
          <table:table-cell table:number-columns-repeated="2"/>
        </table:table-row>
        <table:table-row table:style-name="ro18">
          <table:table-cell table:style-name="ce6"/>
          <table:table-cell office:value-type="string">
            <text:p>17_Realizarea operatiunii de check out cu un produs cumparat – prenume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nume si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doar nume, si cod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First Name is required – nu se pot continua pasii de urmat</text:p>
          </table:table-cell>
          <table:table-cell table:number-columns-repeated="2"/>
        </table:table-row>
        <table:table-row table:style-name="ro28">
          <table:table-cell table:style-name="ce6"/>
          <table:table-cell office:value-type="string">
            <text:p>18_Realizarea operatiunii de check out cu un produs cumparat – nume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prenumele si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doar prenume si cod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 Last name is required – nu s pot continua pasii de urmat</text:p>
          </table:table-cell>
          <table:table-cell table:number-columns-repeated="2"/>
        </table:table-row>
        <table:table-row table:style-name="ro28">
          <table:table-cell table:style-name="ce6"/>
          <table:table-cell office:value-type="string">
            <text:p>19_Realizarea operatiunii de check out cu un produs cumparat – cod postal lipsa</text:p>
          </table:table-cell>
          <table:table-cell/>
          <table:table-cell table:style-name="ce14"/>
          <table:table-cell table:style-name="ce16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a</text:span><text:span text:style-name="T5"> adauga 3 produse</text:span></text:p>
            <text:p><text:span text:style-name="T5">3.Se selecteaza cosul de cumparturi</text:span></text:p>
            <text:p><text:span text:style-name="T1">4.Pentru a finaliza cumparatura se apasa pe “Checkout”</text:span></text:p>
            <text:p><text:span text:style-name="T1">5.Se completeaza doar casutele cu prenumele si numele fara codul postal</text:span> 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lipseste codul postal)</text:span></text:p>
            <text:p><text:span text:style-name="T6">3. Se apasa pe “Continue”</text:span></text:p>
            <text:p><text:span text:style-name="T6">4.Operatiunea este blocata </text:span></text:p>
            <text:p><text:span text:style-name="T6">5.Apare o eroare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Iesire din cosul de cumparaturi dupa finalizarea cumparaturilor si validarea cumparatorului</text:p>
          </table:table-cell>
          <table:table-cell office:value-type="string">
            <text:p>Error: Postal code is required – nu se pot continua pasii de urmat</text:p>
          </table:table-cell>
          <table:table-cell table:number-columns-repeated="2"/>
        </table:table-row>
        <table:table-row table:style-name="ro23">
          <table:table-cell table:style-name="ce6"/>
          <table:table-cell office:value-type="string">
            <text:p>20_ Realizarea operatiunii de check out cu un produs cumparat</text:p>
          </table:table-cell>
          <table:table-cell office:value-type="string">
            <text:p>P1</text:p>
          </table:table-cell>
          <table:table-cell/>
          <table:table-cell table:style-name="ce15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</text:span></text:p>
            <text:p><text:span text:style-name="T1">2.Se apasa icoana “Add to cart” pentru </text:span><text:span text:style-name="T8">adauga un produs</text:span></text:p>
            <text:p><text:span text:style-name="T1">3.Pentru a finaliza cumparatura se apasa pe “Checkout”</text:span></text:p>
            <text:p><text:span text:style-name="T1">4.Se completeaza casutele cu nume, prenume si codul postal</text:span></text:p>
            <text:p><text:span text:style-name="T1">5.Se apasa pe “Continue” </text:span><text:s text:c="2"/></text:p>
            <text:p>6. <text:span text:style-name="T1">Se finalizeaza cumparaturile “Finish”</text:span></text:p>
          </table:table-cell>
          <table:table-cell table:style-name="ce18" office:value-type="string">
            <text:p><text:span text:style-name="T6">1.Adaugam produse in cos si pt a finaliza apasam pe “Checkout”</text:span></text:p>
            <text:p><text:span text:style-name="T6">2.Se valideaza cumparatorul ( prenume, nume si codul postal)</text:span></text:p>
            <text:p><text:span text:style-name="T6">3. Se apasa pe “Continue”</text:span></text:p>
            <text:p><text:span text:style-name="T6">4.In cos este un produs, se apasa “Finish”</text:span></text:p>
            <text:p><text:span text:style-name="T6">5.Se revine la pagina principala</text:span></text:p>
            <text:p><text:span text:style-name="T6">6.</text:span></text:p>
            <text:p><text:span text:style-name="T6">7.</text:span></text:p>
          </table:table-cell>
          <table:table-cell office:value-type="string">
            <text:p>Se iese din cosul de cumparaturi dupa finalizarea cumparaturilor</text:p>
          </table:table-cell>
          <table:table-cell office:value-type="string">
            <text:p>Iesirea din cosul de cumparaturi realizata</text:p>
          </table:table-cell>
          <table:table-cell table:number-columns-repeated="2"/>
        </table:table-row>
        <table:table-row table:style-name="ro22">
          <table:table-cell table:style-name="ce7" office:value-type="string">
            <text:p><text:span text:style-name="T1">1.Se acceseaza site-ul <text:s text:c="2"/></text:span><text:span text:style-name="T1"><text:a xlink:href="https://www.sauce/">https://www.sauce</text:a></text:span><text:span text:style-name="T1">demo.com/inventory.html</text:span></text:p>
            <text:p><text:span text:style-name="T1">2.Se alege sortare dupa pret descrescator, de la A la Z, apasand butonul de sus din partea dreapta “Name A to Z” <text:s/></text:span></text:p>
            <text:p><text:span text:style-name="T1">3.Sortare realizata</text:span></text:p>
            <text:p><text:span text:style-name="T1">4.</text:span></text:p>
            <text:p><text:span text:style-name="T1">5. <text:s text:c="2"/></text:span></text:p>
            <text:p><text:span text:style-name="T1">6. </text:span></text:p>
            <text:p><text:span text:style-name="T1">7. </text:span></text:p>
            <text:p><text:span text:style-name="T1">8.</text:span></text:p>
          </table:table-cell>
          <table:table-cell table:style-name="ce7" office:value-type="string">
            <text:p>Fi atent la cazurile First name sau last name absente , spre eroare <text:s text:c="2"/>Error: First Name is required sau Error: Last Name is required</text:p>
          </table:table-cell>
          <table:table-cell table:style-name="Default"/>
          <table:table-cell table:number-columns-repeated="2"/>
          <table:table-cell table:style-name="ce14"/>
          <table:table-cell table:style-name="Default" table:number-columns-repeated="4"/>
        </table:table-row>
      </table:table>
      <table:table table:name="Sheet3" table:style-name="ta1" table:print="false">
        <table:table-column table:style-name="co3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11">06/11/2025</text:date>, <text:time>09:3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rin Giula</meta:initial-creator>
    <meta:creation-date>2025-05-05T09:53:15.51</meta:creation-date>
    <dc:date>2025-06-11T09:37:16.16</dc:date>
    <dc:creator>Sorin  Giula </dc:creator>
    <meta:editing-duration>P11DT22H12M42S</meta:editing-duration>
    <meta:editing-cycles>17</meta:editing-cycles>
    <meta:generator>OpenOffice/4.1.15$Win32 OpenOffice.org_project/4115m2$Build-9813</meta:generator>
    <meta:document-statistic meta:table-count="3" meta:cell-count="286" meta:object-count="0"/>
  </office:meta>
</office:document-meta>
</file>